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1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o94wfv4yha0f"/>ToyFS - Fix endianness ordering </text:p>
      <text:p text:style-name="Standard">As with network communication, every filesystem that stores data on persistent storage and <text:s/>aims to be architecture-agnostic must standardize the data ordering stored on disk. Otherwise, filesystems created in one architecture won’t be mountable on a different architecture.</text:p>
      <text:p text:style-name="Heading_20_1"><text:bookmark text:name="_242plp5n1iye"/>What to Submit</text:p>
      <text:list xml:id="list3537490968" text:style-name="WWNum6">
        <text:list-item>
          <text:p text:style-name="P1">Patch(es) implementing proper endianness handling of metadata reads/writes</text:p>
          <text:list>
            <text:list-item>
              <text:p text:style-name="P7">Patch description must contain information what is the endianness you chose for the metadata, and why you chose it.</text:p>
            </text:list-item>
          </text:list>
        </text:list-item>
      </text:list>
      <text:p text:style-name="Heading_20_1"><text:bookmark text:name="_qpt0kelddpp5"/>Procedure</text:p>
      <text:list xml:id="list1336841663" text:style-name="WWNum3">
        <text:list-item>
          <text:p text:style-name="P2">Get toyFS source code</text:p>
        </text:list-item>
        <text:list-item>
          <text:p text:style-name="P2">Make sure it builds against Linux 6.10</text:p>
        </text:list-item>
        <text:list-item>
          <text:p text:style-name="P2">Choose which endianness order you want to use</text:p>
        </text:list-item>
        <text:list-item>
          <text:p text:style-name="P2">Identify where endianness should be taken in consideration</text:p>
        </text:list-item>
        <text:list-item>
          <text:p text:style-name="P2">Rewrite the operations to convert to&lt;-&gt;from current CPU architecture, to&lt;-&gt;from</text:p>
        </text:list-item>
      </text:list>
      <text:p text:style-name="P8">the filesystem standard</text:p>
      <text:p text:style-name="Heading_20_1"><text:bookmark text:name="_l6kdf9ejwy6u"/>Requirements</text:p>
      <text:list xml:id="list2906270676" text:style-name="WWNum5">
        <text:list-item>
          <text:p text:style-name="P3">A filesystem initialized, mounted and operating on a little-endian architecture, should be able to be mounted and operated on a big-endian architecture or vice-versa.</text:p>
        </text:list-item>
      </text:list>
      <text:p text:style-name="Standard"/>
      <text:p text:style-name="Standard">Hint:</text:p>
      <text:list xml:id="list1138582372" text:style-name="WWNum2">
        <text:list-item>
          <text:p text:style-name="P4">Linux provides APIs to convert data between the current CPU and a specific endianness.</text:p>
        </text:list-item>
      </text:list>
      <text:list xml:id="list1799024561" text:style-name="WWNum1">
        <text:list-item>
          <text:p text:style-name="P5">Filesystems care about metadata, not user data. We are not concerned with user data endianness.</text:p>
        </text:list-item>
      </text:list>
      <text:p text:style-name="Standard"/>
      <text:p text:style-name="Heading_20_1"><text:bookmark text:name="_edkijkmk4py9"/>Points</text:p>
      <text:list xml:id="list3940517365" text:style-name="WWNum4">
        <text:list-item>
          <text:p text:style-name="P6">Maximum points for this assignment are 1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88" meta:character-count="1205" meta:non-whitespace-character-count="1045"/>
    <meta:generator>LibreOfficeDev/6.0.5.2$Linux_X86_64 LibreOffice_project/</meta:generator>
  </office:meta>
</office:document-meta>
</file>